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04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1" table:number-columns-repeated="1017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/>
          <table:table-cell table:style-name="ce4" office:value-type="string">
            <text:p>Feature</text:p>
          </table:table-cell>
          <table:table-cell table:style-name="ce10" office:value-type="string">
            <text:p>Description</text:p>
          </table:table-cell>
          <table:table-cell table:style-name="ce15" office:value-type="string">
            <text:p>Initial Estimate</text:p>
          </table:table-cell>
          <table:table-cell table:style-name="ce15" office:value-type="string">
            <text:p>Current Estimate</text:p>
          </table:table-cell>
          <table:table-cell table:style-name="ce15" office:value-type="string">
            <text:p>Complete</text:p>
          </table:table-cell>
          <table:table-cell table:style-name="ce15" office:value-type="string">
            <text:p>Remaining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1"/>
          <table:table-cell table:style-name="ce4" office:value-type="string">
            <text:p>Characters</text:p>
          </table:table-cell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2">
          <table:table-cell table:style-name="ce2"/>
          <table:table-cell table:style-name="ce5" office:value-type="string">
            <text:p>Default Equipment</text:p>
          </table:table-cell>
          <table:table-cell table:style-name="ce11" office:value-type="string">
            <text:p>Default Equipment in an item slot, weapons map to hands/claws, body maps to skin/scales etc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table:formula="of:=SUM([.E11]-[.F11])" office:value-type="float" office:value="1">
            <text:p>1</text:p>
          </table:table-cell>
          <table:table-cell table:style-name="ce1" table:number-columns-repeated="1017"/>
        </table:table-row>
        <table:table-row table:style-name="ro3">
          <table:table-cell table:style-name="ce1"/>
          <table:table-cell table:style-name="ce6" office:value-type="string">
            <text:p>Stats</text:p>
          </table:table-cell>
          <table:table-cell table:style-name="ce11" office:value-type="string">
            <text:p>migrate character stats to <text:s/>an init function</text:p>
          </table:table-cell>
          <table:table-cell table:style-name="ce15"/>
          <table:table-cell table:style-name="ce15"/>
          <table:table-cell table:style-name="ce15"/>
          <table:table-cell table:style-name="ce15" table:formula="of:=SUM([.E12]-[.F12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/>
          <table:table-cell table:style-name="ce15"/>
          <table:table-cell table:style-name="ce15"/>
          <table:table-cell table:style-name="ce15" table:formula="of:=SUM([.E13]-[.F13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/>
          <table:table-cell table:style-name="ce15"/>
          <table:table-cell table:style-name="ce15"/>
          <table:table-cell table:style-name="ce15" table:formula="of:=SUM([.E14]-[.F14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7" office:value-type="string">
            <text:p>Skill System</text:p>
          </table:table-cell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2">
          <table:table-cell table:style-name="ce1"/>
          <table:table-cell office:value-type="string">
            <text:p>Skill Class</text:p>
          </table:table-cell>
          <table:table-cell office:value-type="string">
            <text:p>class to hold relevant data concerning <text:s/>an arbitrary skill and data necessary for its use and resoluti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" table:formula="of:=SUM([.E16]-[.F16])" office:value-type="float" office:value="1">
            <text:p>1</text:p>
          </table:table-cell>
          <table:table-cell table:style-name="ce1" table:number-columns-repeated="1017"/>
        </table:table-row>
        <table:table-row table:style-name="ro3">
          <table:table-cell table:style-name="ce1"/>
          <table:table-cell office:value-type="string">
            <text:p>Skill Effects</text:p>
          </table:table-cell>
          <table:table-cell office:value-type="string">
            <text:p>pathway for skills to be able to have <text:s/>multiple effects attached.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5" table:formula="of:=SUM([.E17]-[.F17])" office:value-type="float" office:value="3">
            <text:p>3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7"/>
          <table:table-cell table:style-name="ce10"/>
          <table:table-cell table:style-name="ce15"/>
          <table:table-cell table:style-name="ce15"/>
          <table:table-cell table:style-name="ce15"/>
          <table:table-cell table:style-name="ce15" table:formula="of:=SUM([.E18]-[.F18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19]-[.F19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 office:value-type="string">
            <text:p>Ability System</text:p>
          </table:table-cell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1"/>
          <table:table-cell table:style-name="ce5"/>
          <table:table-cell table:style-name="ce11"/>
          <table:table-cell table:style-name="ce15"/>
          <table:table-cell table:style-name="ce15"/>
          <table:table-cell table:style-name="ce15"/>
          <table:table-cell table:style-name="ce15" table:formula="of:=SUM([.E21]-[.F21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22]-[.F22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23]-[.F23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>
            <draw:frame table:end-cell-address="Sheet1.A25" table:end-x="0.2cm" table:end-y="0.057cm" draw:z-index="1" draw:style-name="gr1" svg:width="0.2cm" svg:height="0.473cm" svg:x="0cm" svg:y="0.034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 office:value-type="string">
            <text:p>Levelling System</text:p>
          </table:table-cell>
          <table:table-cell table:style-name="ce12"/>
          <table:table-cell/>
          <table:table-cell table:number-columns-repeated="2"/>
          <table:table-cell table:style-name="ce15" table:formula="of:=SUM([.E24]-[.F2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3"/>
          <table:table-cell/>
          <table:table-cell table:number-columns-repeated="2"/>
          <table:table-cell table:style-name="ce15" table:formula="of:=SUM([.E25]-[.F25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number-columns-repeated="2"/>
          <table:table-cell table:style-name="ce15" table:formula="of:=SUM([.E26]-[.F26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7]-[.F27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8]-[.F28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Combat System</text:p>
          </table:table-cell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/>
          <table:table-cell office:value-type="string">
            <text:p>Battle Master</text:p>
          </table:table-cell>
          <table:table-cell table:style-name="ce13" office:value-type="string">
            <text:p>Attack Resolution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5" table:formula="of:=SUM([.E30]-[.F30])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ttle Master</text:p>
          </table:table-cell>
          <table:table-cell office:value-type="string">
            <text:p>Defence Resolutio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5" table:formula="of:=SUM([.E31]-[.F31])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ttle Master</text:p>
          </table:table-cell>
          <table:table-cell office:value-type="string">
            <text:p>parry,dodge,block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" table:formula="of:=SUM([.E32]-[.F32])" office:value-type="float" office:value="1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haracter </text:p>
          </table:table-cell>
          <table:table-cell office:value-type="string">
            <text:p>Skillset: design data object to hold all skills that a character has learn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5" table:formula="of:=SUM([.E33]-[.F33])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haracter </text:p>
          </table:table-cell>
          <table:table-cell office:value-type="string">
            <text:p>Skilldeck: design data object to hold the skills available to a character for use in comba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5" table:formula="of:=SUM([.E34]-[.F34])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mbat System</text:p>
          </table:table-cell>
          <table:table-cell office:value-type="string">
            <text:p>(re)construct pathway for skills to be passed for resolution, instead of action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table:formula="of:=SUM([.E35]-[.F35])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style-name="ce15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>
            <draw:frame table:end-cell-address="Sheet1.A43" table:end-x="0.2cm" table:end-y="0.093cm" draw:z-index="0" draw:style-name="gr1" svg:width="0.2cm" svg:height="0.473cm" svg:x="0cm" svg:y="0.0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frame table:end-cell-address="Sheet1.B43" table:end-x="0.2cm" table:end-y="0.054cm" draw:z-index="2" draw:style-name="gr1" svg:width="0.2cm" svg:height="0.473cm" svg:x="0cm" svg:y="0.031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number-columns-repeated="2"/>
          <table:table-cell table:style-name="ce15" table:formula="of:=SUM([.E42]-[.F42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Dungeon Generator</text:p>
          </table:table-cell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/>
          <table:table-cell office:value-type="string">
            <text:p>First Pass - </text:p>
          </table:table-cell>
          <table:table-cell table:number-columns-repeated="2"/>
          <table:table-cell table:number-columns-repeated="2"/>
          <table:table-cell table:style-name="ce15" table:formula="of:=SUM([.E44]-[.F4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cond Pass</text:p>
          </table:table-cell>
          <table:table-cell table:number-columns-repeated="2"/>
          <table:table-cell table:number-columns-repeated="2"/>
          <table:table-cell table:style-name="ce15" table:formula="of:=SUM([.E45]-[.F45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/>
          <table:table-cell office:value-type="string">
            <text:p>Town Generator</text:p>
          </table:table-cell>
          <table:table-cell table:number-columns-repeated="2"/>
          <table:table-cell table:number-columns-repeated="2"/>
          <table:table-cell table:style-name="ce15" table:formula="of:=SUM([.E47]-[.F47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48]-[.F48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Magic System</text:p>
          </table:table-cell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/>
          <table:table-cell table:style-name="ce7" office:value-type="string">
            <text:p>Database</text:p>
          </table:table-cell>
          <table:table-cell table:number-columns-repeated="4"/>
          <table:table-cell table:style-name="ce15"/>
          <table:table-cell table:number-columns-repeated="1017"/>
        </table:table-row>
        <table:table-row table:style-name="ro1">
          <table:table-cell/>
          <table:table-cell office:value-type="string">
            <text:p>First Pass </text:p>
          </table:table-cell>
          <table:table-cell office:value-type="string">
            <text:p>import</text:p>
          </table:table-cell>
          <table:table-cell/>
          <table:table-cell table:number-columns-repeated="2"/>
          <table:table-cell table:style-name="ce15" table:formula="of:=SUM([.E53]-[.F53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number-columns-repeated="2"/>
          <table:table-cell table:style-name="ce15" table:formula="of:=SUM([.E54]-[.F54])" office:value-type="float" office:value="0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>
            <text:p>Graphi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Picking</text:p>
          </table:table-cell>
          <table:table-cell table:number-columns-repeated="3" office:value-type="float" office:value="2">
            <text:p>2</text:p>
          </table:table-cell>
          <table:table-cell table:style-name="ce15" table:formula="of:=SUM([.E58]-[.F58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Bounding Box</text:p>
          </table:table-cell>
          <table:table-cell table:number-columns-repeated="3" office:value-type="float" office:value="1">
            <text:p>1</text:p>
          </table:table-cell>
          <table:table-cell table:style-name="ce15" table:formula="of:=SUM([.E59]-[.F59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phics</text:p>
          </table:table-cell>
          <table:table-cell office:value-type="string">
            <text:p>Animated Actor</text:p>
          </table:table-cell>
          <table:table-cell table:number-columns-repeated="3" office:value-type="float" office:value="1">
            <text:p>1</text:p>
          </table:table-cell>
          <table:table-cell table:style-name="ce15" table:formula="of:=SUM([.E60]-[.F60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>
            <text:p>Opengl</text:p>
          </table:table-cell>
          <table:table-cell office:value-type="string">
            <text:p>convert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5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n </meta:initial-creator>
    <meta:creation-date>2010-11-21T22:45:02</meta:creation-date>
    <dc:date>2011-03-02T15:56:17</dc:date>
    <dc:creator>Lorin </dc:creator>
    <meta:editing-duration>PT33H08M38S</meta:editing-duration>
    <meta:editing-cycles>13</meta:editing-cycles>
    <meta:generator>OpenOffice.org/3.2$Unix OpenOffice.org_project/320m12$Build-9483</meta:generator>
    <meta:document-statistic meta:table-count="3" meta:cell-count="156" meta:object-count="3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